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wo_bookings_for_clark" table:style-name="ta1"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ake booking for Clark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date-ti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a34aa64-47ad-45b4-895e-4e39d3a3b78b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I want to check-in on Monday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['2021-05-03T12:00:00+02:00'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t me see, you will arrive at Monday and your stay is 5 nights. Can I now book your reservation?</text:p>
          </table:table-cell>
          <table:table-cell office:value-type="string" calcext:value-type="string">
            <text:p>[{'text': {'text': ['Let me see, you will arrive at Monday and your stay is 5 nights. Can I now book your reservation?']}}]</text:p>
          </table:table-cell>
          <table:table-cell office:value-type="string" calcext:value-type="string">
            <text:p>[{'name': 'projects/hotelbot-ofdd/agent/sessions/c83e904a-9ac0-0e53-88b8-40047286ce3e/contexts/reservationbook-followup', 'lifespanCount': 2, 'parameters': {'number': 5.0, 'number.original': '5', 'date-time': ['2021-05-03T12:00:00+02:00'], 'date-time.original': ['Monday']}}, {'name': 'projects/hotelbot-ofdd/agent/sessions/c83e904a-9ac0-0e53-88b8-40047286ce3e/contexts/botcopy-timezone', 'lifespanCount': 19, 'parameters': {'tz': 'Europe/Berlin', 'number': 5.0, 'number.original': '5', 'date-time': ['2021-05-03T12:00:00+02:00'], 'date-time.original': ['Monday']}}, {'name': 'projects/hotelbot-ofdd/agent/sessions/c83e904a-9ac0-0e53-88b8-40047286ce3e/contexts/botcopy-botid', 'lifespanCount': 19, 'parameters': {'origin': 'https://portal.botcopy.com', 'botId': '6086bae7fcd6dc0008e0ab04', 'number': 5.0, 'number.original': '5', 'date-time': ['2021-05-03T12:00:00+02:00'], 'date-time.original': ['Monday']}}, {'name': 'projects/hotelbot-ofdd/agent/sessions/c83e904a-9ac0-0e53-88b8-40047286ce3e/contexts/__system_counters__', 'parameters': {'no-input': 0.0, 'no-match': 0.0, 'number': 5.0, 'number.original': '5', 'date-time': ['2021-05-03T12:00:00+02:00'], 'date-time.original': ['Monday']}}]</text:p>
          </table:table-cell>
          <table:table-cell office:value-type="string" calcext:value-type="string">
            <text:p>projects/hotelbot-ofdd/agent/intents/33abfc55-f1cb-4d81-9b2f-c238fbc0c437</text:p>
          </table:table-cell>
          <table:table-cell office:value-type="string" calcext:value-type="string">
            <text:p>ReservationBook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38b5754-afa5-44df-9d87-0aaffda375e8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ationBook.ReservationBook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reservation confirmed. For whom can I confirm the reservation?</text:p>
          </table:table-cell>
          <table:table-cell office:value-type="string" calcext:value-type="string">
            <text:p>[{'text': {'text': ['Okay, reservation confirmed. For whom can I confirm the reservation?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2}, {'name': 'projects/hotelbot-ofdd/agent/sessions/c83e904a-9ac0-0e53-88b8-40047286ce3e/contexts/reservationbook-followup', 'lifespanCount': 1, 'parameters': {'number': 5.0, 'number.original': '5', 'date-time': ['2021-05-03T12:00:00+02:00'], 'date-time.original': ['Monday']}}, {'name': 'projects/hotelbot-ofdd/agent/sessions/c83e904a-9ac0-0e53-88b8-40047286ce3e/contexts/botcopy-timezone', 'lifespanCount': 19, 'parameters': {'tz': 'Europe/Berlin', 'number': 5.0, 'number.original': '5', 'date-time': ['2021-05-03T12:00:00+02:00'], 'date-time.original': ['Monday']}}, {'name': 'projects/hotelbot-ofdd/agent/sessions/c83e904a-9ac0-0e53-88b8-40047286ce3e/contexts/botcopy-botid', 'lifespanCount': 19, 'parameters': {'origin': 'https://portal.botcopy.com', 'botId': '6086bae7fcd6dc0008e0ab04', 'number': 5.0, 'number.original': '5', 'date-time': ['2021-05-03T12:00:00+02:00'], 'date-time.original': ['Monday']}}, {'name': 'projects/hotelbot-ofdd/agent/sessions/c83e904a-9ac0-0e53-88b8-40047286ce3e/contexts/__system_counters__', 'parameters': {'no-input': 0.0, 'no-match': 0.0}}]</text:p>
          </table:table-cell>
          <table:table-cell office:value-type="string" calcext:value-type="string">
            <text:p>projects/hotelbot-ofdd/agent/intents/d38778e0-a348-4922-9aa3-9333d5596544</text:p>
          </table:table-cell>
          <table:table-cell office:value-type="string" calcext:value-type="string">
            <text:p>ReservationBook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c021c0-3fcd-444a-987c-bc7e4e27443c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eservationBook.ReservationBook-yes.ReservationBook-yes-custom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ank you. The booking is for Clark. Your reservation ID is</text:p>
          </table:table-cell>
          <table:table-cell office:value-type="string" calcext:value-type="string">
            <text:p>[{'text': {'text': ['Thank you. The booking is for Clark. Your reservation ID is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1, 'parameters': {'person': {'name': 'Clark'}, 'person.original': 'Clark'}}, {'name': 'projects/hotelbot-ofdd/agent/sessions/c83e904a-9ac0-0e53-88b8-40047286ce3e/contexts/reservationbook-followup', 'parameters': {'number': 5.0, 'number.original': '5', 'date-time': ['2021-05-03T12:00:00+02:00'], 'date-time.original': ['Monday'], 'person': {'name': 'Clark'}, 'person.original': 'Clark'}}, {'name': 'projects/hotelbot-ofdd/agent/sessions/c83e904a-9ac0-0e53-88b8-40047286ce3e/contexts/botcopy-timezone', 'lifespanCount': 19, 'parameters': {'tz': 'Europe/Berlin', 'number': 5.0, 'number.original': '5', 'date-time': ['2021-05-03T12:00:00+02:00'], 'date-time.original': ['Mon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5.0, 'number.original': '5', 'date-time': ['2021-05-03T12:00:00+02:00'], 'date-time.original': ['Monday'], 'person': {'name': 'Clark'}, 'person.original': 'Clark'}}, {'name': 'projects/hotelbot-ofdd/agent/sessions/c83e904a-9ac0-0e53-88b8-40047286ce3e/contexts/__system_counters__', 'parameters': {'no-input': 0.0, 'no-match': 0.0, 'person': {'name': 'Clark'}, 'person.original': 'Clark'}}]</text:p>
          </table:table-cell>
          <table:table-cell office:value-type="string" calcext:value-type="string">
            <text:p>projects/hotelbot-ofdd/agent/intents/f144849a-ba46-48f9-87da-fe49f8e5b88c</text:p>
          </table:table-cell>
          <table:table-cell office:value-type="string" calcext:value-type="string">
            <text:p>ReservationBook - yes - custom</text:p>
          </table:table-cell>
          <table:table-cell office:value-type="string" calcext:value-type="string">
            <text:p>0.93474656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date-ti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3f253e0-91f8-45d6-8fb4-ce5ebafd30ef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I also want to make a reservation for Tuesday for 3 night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['2021-05-04T12:00:00+02:00'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t me see, you will arrive at Tuesday and your stay is 3 nights. Can I now book your reservation?</text:p>
          </table:table-cell>
          <table:table-cell office:value-type="string" calcext:value-type="string">
            <text:p>[{'text': {'text': ['Let me see, you will arrive at Tuesday and your stay is 3 nights. Can I now book your reservation?']}}]</text:p>
          </table:table-cell>
          <table:table-cell office:value-type="string" calcext:value-type="string">
            <text:p>[{'name': 'projects/hotelbot-ofdd/agent/sessions/c83e904a-9ac0-0e53-88b8-40047286ce3e/contexts/reservationbook-followup', 'lifespanCount': 2, 'parameters': {'number': 3.0, 'number.original': '3', 'date-time': ['2021-05-04T12:00:00+02:00'], 'date-time.original': ['Tuesday']}}, {'name': 'projects/hotelbot-ofdd/agent/sessions/c83e904a-9ac0-0e53-88b8-40047286ce3e/contexts/reservationbook-yes-followup', 'parameters': {'person': {'name': 'Clark'}, 'person.original': 'Clark', 'number': 3.0, 'number.original': '3', 'date-time': ['2021-05-04T12:00:00+02:00'], 'date-time.original': ['Tuesday']}}, {'name': 'projects/hotelbot-ofdd/agent/sessions/c83e904a-9ac0-0e53-88b8-40047286ce3e/contexts/botcopy-timezone', 'lifespanCount': 19, 'parameters': {'tz': 'Europe/Berlin', 'number': 3.0, 'number.original': '3', 'date-time': ['2021-05-04T12:00:00+02:00'], 'date-time.original': ['Tues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3.0, 'number.original': '3', 'date-time': ['2021-05-04T12:00:00+02:00'], 'date-time.original': ['Tuesday'], 'person': {'name': 'Clark'}, 'person.original': 'Clark'}}, {'name': 'projects/hotelbot-ofdd/agent/sessions/c83e904a-9ac0-0e53-88b8-40047286ce3e/contexts/__system_counters__', 'parameters': {'no-input': 0.0, 'no-match': 0.0, 'number': 3.0, 'number.original': '3', 'date-time': ['2021-05-04T12:00:00+02:00'], 'date-time.original': ['Tuesday']}}]</text:p>
          </table:table-cell>
          <table:table-cell office:value-type="string" calcext:value-type="string">
            <text:p>projects/hotelbot-ofdd/agent/intents/33abfc55-f1cb-4d81-9b2f-c238fbc0c437</text:p>
          </table:table-cell>
          <table:table-cell office:value-type="string" calcext:value-type="string">
            <text:p>ReservationBook</text:p>
          </table:table-cell>
          <table:table-cell office:value-type="string" calcext:value-type="string">
            <text:p>0.86760193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4eb4349-2f60-481c-a28f-e48251344ce7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ationBook.ReservationBook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reservation confirmed. For whom can I confirm the reservation?</text:p>
          </table:table-cell>
          <table:table-cell office:value-type="string" calcext:value-type="string">
            <text:p>[{'text': {'text': ['Okay, reservation confirmed. For whom can I confirm the reservation?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2}, {'name': 'projects/hotelbot-ofdd/agent/sessions/c83e904a-9ac0-0e53-88b8-40047286ce3e/contexts/reservationbook-followup', 'lifespanCount': 1, 'parameters': {'number': 3.0, 'number.original': '3', 'date-time': ['2021-05-04T12:00:00+02:00'], 'date-time.original': ['Tuesday']}}, {'name': 'projects/hotelbot-ofdd/agent/sessions/c83e904a-9ac0-0e53-88b8-40047286ce3e/contexts/botcopy-timezone', 'lifespanCount': 19, 'parameters': {'tz': 'Europe/Berlin', 'number': 3.0, 'number.original': '3', 'date-time': ['2021-05-04T12:00:00+02:00'], 'date-time.original': ['Tues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3.0, 'number.original': '3', 'date-time': ['2021-05-04T12:00:00+02:00'], 'date-time.original': ['Tuesday'], 'person': {'name': 'Clark'}, 'person.original': 'Clark'}}, {'name': 'projects/hotelbot-ofdd/agent/sessions/c83e904a-9ac0-0e53-88b8-40047286ce3e/contexts/__system_counters__', 'parameters': {'no-input': 0.0, 'no-match': 0.0}}]</text:p>
          </table:table-cell>
          <table:table-cell office:value-type="string" calcext:value-type="string">
            <text:p>projects/hotelbot-ofdd/agent/intents/d38778e0-a348-4922-9aa3-9333d5596544</text:p>
          </table:table-cell>
          <table:table-cell office:value-type="string" calcext:value-type="string">
            <text:p>ReservationBook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c2e07ff-8e1f-4414-ac30-af151f4fe1fa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eservationBook.ReservationBook-yes.ReservationBook-yes-custom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ank you. The booking is for Clark. Your reservation ID is</text:p>
          </table:table-cell>
          <table:table-cell office:value-type="string" calcext:value-type="string">
            <text:p>[{'text': {'text': ['Thank you. The booking is for Clark. Your reservation ID is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1, 'parameters': {'person': {'name': 'Clark'}, 'person.original': 'Clark'}}, {'name': 'projects/hotelbot-ofdd/agent/sessions/c83e904a-9ac0-0e53-88b8-40047286ce3e/contexts/reservationbook-followup', 'parameters': {'number': 3.0, 'number.original': '3', 'date-time': ['2021-05-04T12:00:00+02:00'], 'date-time.original': ['Tuesday'], 'person': {'name': 'Clark'}, 'person.original': 'Clark'}}, {'name': 'projects/hotelbot-ofdd/agent/sessions/c83e904a-9ac0-0e53-88b8-40047286ce3e/contexts/botcopy-timezone', 'lifespanCount': 19, 'parameters': {'tz': 'Europe/Berlin', 'number': 3.0, 'number.original': '3', 'date-time': ['2021-05-04T12:00:00+02:00'], 'date-time.original': ['Tues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3.0, 'number.original': '3', 'date-time': ['2021-05-04T12:00:00+02:00'], 'date-time.original': ['Tuesday'], 'person': {'name': 'Clark'}, 'person.original': 'Clark'}}, {'name': 'projects/hotelbot-ofdd/agent/sessions/c83e904a-9ac0-0e53-88b8-40047286ce3e/contexts/__system_counters__', 'parameters': {'no-input': 0.0, 'no-match': 0.0, 'person': {'name': 'Clark'}, 'person.original': 'Clark'}}]</text:p>
          </table:table-cell>
          <table:table-cell office:value-type="string" calcext:value-type="string">
            <text:p>projects/hotelbot-ofdd/agent/intents/f144849a-ba46-48f9-87da-fe49f8e5b88c</text:p>
          </table:table-cell>
          <table:table-cell office:value-type="string" calcext:value-type="string">
            <text:p>ReservationBook - yes - custom</text:p>
          </table:table-cell>
          <table:table-cell office:value-type="string" calcext:value-type="string">
            <text:p>0.93474656</text:p>
          </table:table-cell>
          <table:table-cell office:value-type="string" calcext:value-type="string">
            <text:p>en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Get Booking informa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502ff45-c7ec-4f39-8ab8-cd9503ee90b0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708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e is your reservation:</text:p>
          </table:table-cell>
          <table:table-cell office:value-type="string" calcext:value-type="string">
            <text:p>[{'text': {'text': ['Here is your reservation:']}}]</text:p>
          </table:table-cell>
          <table:table-cell office:value-type="string" calcext:value-type="string">
            <text:p>[{'name': 'projects/hotelbot-ofdd/agent/sessions/c83e904a-9ac0-0e53-88b8-40047286ce3e/contexts/reservationbook-yes-followup', 'parameters': {'person': '', 'person.original': '', 'number': 708.0, 'number.original': '708'}}, {'name': 'projects/hotelbot-ofdd/agent/sessions/c83e904a-9ac0-0e53-88b8-40047286ce3e/contexts/botcopy-timezone', 'lifespanCount': 19, 'parameters': {'tz': 'Europe/Berlin', 'number': 708.0, 'number.original': '708', 'date-time': ['2021-05-04T12:00:00+02:00'], 'date-time.original': ['Tuesday'], 'person': '', 'person.original': ''}}, {'name': 'projects/hotelbot-ofdd/agent/sessions/c83e904a-9ac0-0e53-88b8-40047286ce3e/contexts/botcopy-botid', 'lifespanCount': 19, 'parameters': {'origin': 'https://portal.botcopy.com', 'botId': '6086bae7fcd6dc0008e0ab04', 'number': 708.0, 'number.original': '708', 'date-time': ['2021-05-04T12:00:00+02:00'], 'date-time.original': ['Tuesday'], 'person': '', 'person.original': ''}}, {'name': 'projects/hotelbot-ofdd/agent/sessions/c83e904a-9ac0-0e53-88b8-40047286ce3e/contexts/__system_counters__', 'parameters': {'no-input': 0.0, 'no-match': 0.0, 'person': '', 'person.original': '', 'number': 708.0, 'number.original': '708'}}]</text:p>
          </table:table-cell>
          <table:table-cell office:value-type="string" calcext:value-type="string">
            <text:p>projects/hotelbot-ofdd/agent/intents/12ec136b-a008-45a4-8413-6c8ec3af3265</text:p>
          </table:table-cell>
          <table:table-cell office:value-type="string" calcext:value-type="string">
            <text:p>ReservationGe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ncel a reserva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ca0c918-300a-4243-b279-6e5153c765e9-eff3b2e4</text:p>
          </table:table-cell>
          <table:table-cell office:value-type="string" calcext:value-type="string">
            <text:p>projects/hotelbot-ofdd/agent/sessions/ca986f6e-37a0-cc5c-e53e-2fc8feeaf319</text:p>
          </table:table-cell>
          <table:table-cell office:value-type="string" calcext:value-type="string">
            <text:p>GOOGLE_ASSISTANT_WELCOME</text:p>
          </table:table-cell>
          <table:table-cell office:value-type="string" calcext:value-type="string">
            <text:p>input.welco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llo, let's book a hotel room. Make a wish</text:p>
          </table:table-cell>
          <table:table-cell office:value-type="string" calcext:value-type="string">
            <text:p>[{'text': {'text': ["Hello, let's book a hotel room. Make a wish"]}}]</text:p>
          </table:table-cell>
          <table:table-cell office:value-type="string" calcext:value-type="string">
            <text:p>[{'name': 'projects/hotelbot-ofdd/agent/sessions/ca986f6e-37a0-cc5c-e53e-2fc8feeaf319/contexts/botcopy-timezone', 'lifespanCount': 19, 'parameters': {'tz': 'Europe/Berlin'}}, {'name': 'projects/hotelbot-ofdd/agent/sessions/ca986f6e-37a0-cc5c-e53e-2fc8feeaf319/contexts/botcopy-botid', 'lifespanCount': 19, 'parameters': {'botId': '6086bae7fcd6dc0008e0ab04', 'origin': 'https://portal.botcopy.com'}}, {'name': 'projects/hotelbot-ofdd/agent/sessions/ca986f6e-37a0-cc5c-e53e-2fc8feeaf319/contexts/google_assistant_welcome', 'parameters': {'fingerprint': 'd431a44b0659b5fc3a696bac6dfb7605'}}, {'name': 'projects/hotelbot-ofdd/agent/sessions/ca986f6e-37a0-cc5c-e53e-2fc8feeaf319/contexts/__system_counters__', 'parameters': {'no-input': 0.0, 'no-match': 0.0}}]</text:p>
          </table:table-cell>
          <table:table-cell office:value-type="string" calcext:value-type="string">
            <text:p>projects/hotelbot-ofdd/agent/intents/78b17e82-dda7-4113-9d9e-d18f9c2180a9</text:p>
          </table:table-cell>
          <table:table-cell office:value-type="string" calcext:value-type="string">
            <text:p>Default Welcome Inte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a9db799-c336-456e-9051-86ce9fd01865-eff3b2e4</text:p>
          </table:table-cell>
          <table:table-cell office:value-type="string" calcext:value-type="string">
            <text:p>projects/hotelbot-ofdd/agent/sessions/ca986f6e-37a0-cc5c-e53e-2fc8feeaf31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544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he reservation 544 is now cancelled.</text:p>
          </table:table-cell>
          <table:table-cell office:value-type="string" calcext:value-type="string">
            <text:p>[{'text': {'text': ['The reservation 544 is now cancelled.']}}]</text:p>
          </table:table-cell>
          <table:table-cell office:value-type="string" calcext:value-type="string">
            <text:p>[{'name': 'projects/hotelbot-ofdd/agent/sessions/ca986f6e-37a0-cc5c-e53e-2fc8feeaf319/contexts/botcopy-timezone', 'lifespanCount': 19, 'parameters': {'tz': 'Europe/Berlin', 'person': '', 'person.original': '', 'number': 544.0, 'number.original': '544'}}, {'name': 'projects/hotelbot-ofdd/agent/sessions/ca986f6e-37a0-cc5c-e53e-2fc8feeaf319/contexts/botcopy-botid', 'lifespanCount': 19, 'parameters': {'botId': '6086bae7fcd6dc0008e0ab04', 'origin': 'https://portal.botcopy.com', 'person': '', 'person.original': '', 'number': 544.0, 'number.original': '544'}}, {'name': 'projects/hotelbot-ofdd/agent/sessions/ca986f6e-37a0-cc5c-e53e-2fc8feeaf319/contexts/__system_counters__', 'parameters': {'no-input': 0.0, 'no-match': 0.0, 'person': '', 'person.original': '', 'number': 544.0, 'number.original': '544'}}]</text:p>
          </table:table-cell>
          <table:table-cell office:value-type="string" calcext:value-type="string">
            <text:p>projects/hotelbot-ofdd/agent/intents/33e47930-fd28-4b65-b69a-341489f49171</text:p>
          </table:table-cell>
          <table:table-cell office:value-type="string" calcext:value-type="string">
            <text:p>ReservationCance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plete booking flow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date-ti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2021838-d3fc-4363-94ae-56d93c1c9f61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[{'date_time': '2021-05-01T22:58:04+02:00'}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t me see, you will arrive at now and your stay is 3 nights. Can I now book your reservation?</text:p>
          </table:table-cell>
          <table:table-cell office:value-type="string" calcext:value-type="string">
            <text:p>[{'text': {'text': ['Let me see, you will arrive at now and your stay is 3 nights. Can I now book your reservation?']}}]</text:p>
          </table:table-cell>
          <table:table-cell office:value-type="string" calcext:value-type="string">
            <text:p>[{'name': 'projects/hotelbot-ofdd/agent/sessions/webdemo-b9701b9a-82ee-b240-790c-4f97f709ab67/contexts/reservationbook-followup', 'lifespanCount': 2, 'parameters': {'number': 3.0, 'number.original': '3', 'date-time': [{'date_time': '2021-05-01T22:58:04+02:00'}], 'date-time.original': ['now']}}, {'name': 'projects/hotelbot-ofdd/agent/sessions/webdemo-b9701b9a-82ee-b240-790c-4f97f709ab67/contexts/__system_counters__', 'parameters': {'no-input': 0.0, 'no-match': 0.0, 'number': 3.0, 'number.original': '3', 'date-time': [{'date_time': '2021-05-01T22:58:04+02:00'}], 'date-time.original': ['now']}}]</text:p>
          </table:table-cell>
          <table:table-cell office:value-type="string" calcext:value-type="string">
            <text:p>projects/hotelbot-ofdd/agent/intents/33abfc55-f1cb-4d81-9b2f-c238fbc0c437</text:p>
          </table:table-cell>
          <table:table-cell office:value-type="string" calcext:value-type="string">
            <text:p>ReservationBook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c2e4142-5194-437b-9053-156bc1e2eac5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ationBook.ReservationBook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reservation confirmed. For whom can I confirm the reservation?</text:p>
          </table:table-cell>
          <table:table-cell office:value-type="string" calcext:value-type="string">
            <text:p>[{'text': {'text': ['Okay, reservation confirmed. For whom can I confirm the reservation?']}}]</text:p>
          </table:table-cell>
          <table:table-cell office:value-type="string" calcext:value-type="string">
            <text:p>[{'name': 'projects/hotelbot-ofdd/agent/sessions/webdemo-b9701b9a-82ee-b240-790c-4f97f709ab67/contexts/reservationbook-yes-followup', 'lifespanCount': 2}, {'name': 'projects/hotelbot-ofdd/agent/sessions/webdemo-b9701b9a-82ee-b240-790c-4f97f709ab67/contexts/reservationbook-followup', 'lifespanCount': 1, 'parameters': {'number': 3.0, 'number.original': '3', 'date-time': [{'date_time': '2021-05-01T22:58:04+02:00'}], 'date-time.original': ['now']}}, {'name': 'projects/hotelbot-ofdd/agent/sessions/webdemo-b9701b9a-82ee-b240-790c-4f97f709ab67/contexts/__system_counters__', 'parameters': {'no-input': 0.0, 'no-match': 0.0}}]</text:p>
          </table:table-cell>
          <table:table-cell office:value-type="string" calcext:value-type="string">
            <text:p>projects/hotelbot-ofdd/agent/intents/d38778e0-a348-4922-9aa3-9333d5596544</text:p>
          </table:table-cell>
          <table:table-cell office:value-type="string" calcext:value-type="string">
            <text:p>ReservationBook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2fe7164-0c0f-462c-9834-05057844d039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ReservationBook.ReservationBook-yes.ReservationBook-yes-cust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ank you. The booking is for Kevin. Your reservation ID is</text:p>
          </table:table-cell>
          <table:table-cell office:value-type="string" calcext:value-type="string">
            <text:p>[{'text': {'text': ['Thank you. The booking is for Kevin. Your reservation ID is']}}]</text:p>
          </table:table-cell>
          <table:table-cell office:value-type="string" calcext:value-type="string">
            <text:p>[{'name': 'projects/hotelbot-ofdd/agent/sessions/webdemo-b9701b9a-82ee-b240-790c-4f97f709ab67/contexts/reservationbook-yes-followup', 'lifespanCount': 1, 'parameters': {'person': {'name': 'Kevin'}, 'person.original': 'Kevin'}}, {'name': 'projects/hotelbot-ofdd/agent/sessions/webdemo-b9701b9a-82ee-b240-790c-4f97f709ab67/contexts/reservationbook-followup', 'parameters': {'number': 3.0, 'number.original': '3', 'date-time': [{'date_time': '2021-05-01T22:58:04+02:00'}], 'date-time.original': ['now'], 'person': {'name': 'Kevin'}, 'person.original': 'Kevin'}}, {'name': 'projects/hotelbot-ofdd/agent/sessions/webdemo-b9701b9a-82ee-b240-790c-4f97f709ab67/contexts/__system_counters__', 'parameters': {'no-input': 0.0, 'no-match': 0.0, 'person': {'name': 'Kevin'}, 'person.original': 'Kevin'}}]</text:p>
          </table:table-cell>
          <table:table-cell office:value-type="string" calcext:value-type="string">
            <text:p>projects/hotelbot-ofdd/agent/intents/f144849a-ba46-48f9-87da-fe49f8e5b88c</text:p>
          </table:table-cell>
          <table:table-cell office:value-type="string" calcext:value-type="string">
            <text:p>ReservationBook - yes - custom</text:p>
          </table:table-cell>
          <table:table-cell office:value-type="string" calcext:value-type="string">
            <text:p>0.93474656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date-ti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6ddd5d0-3933-4389-8179-0c612f2d3993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['2021-05-07T12:00:00+02:00'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t me see, you will arrive at Friday and your stay is 7 nights. Can I now book your reservation?</text:p>
          </table:table-cell>
          <table:table-cell office:value-type="string" calcext:value-type="string">
            <text:p>[{'text': {'text': ['Let me see, you will arrive at Friday and your stay is 7 nights. Can I now book your reservation?']}}]</text:p>
          </table:table-cell>
          <table:table-cell office:value-type="string" calcext:value-type="string">
            <text:p>[{'name': 'projects/hotelbot-ofdd/agent/sessions/webdemo-b9701b9a-82ee-b240-790c-4f97f709ab67/contexts/reservationbook-followup', 'lifespanCount': 2, 'parameters': {'number': 7.0, 'number.original': '7', 'date-time': ['2021-05-07T12:00:00+02:00'], 'date-time.original': ['Friday']}}, {'name': 'projects/hotelbot-ofdd/agent/sessions/webdemo-b9701b9a-82ee-b240-790c-4f97f709ab67/contexts/__system_counters__', 'parameters': {'no-input': 0.0, 'no-match': 0.0, 'number': 7.0, 'number.original': '7', 'date-time': ['2021-05-07T12:00:00+02:00'], 'date-time.original': ['Friday']}}, {'name': 'projects/hotelbot-ofdd/agent/sessions/webdemo-b9701b9a-82ee-b240-790c-4f97f709ab67/contexts/reservationbook-yes-followup', 'parameters': {'person': {'name': 'Kevin'}, 'person.original': 'Kevin', 'number': 7.0, 'number.original': '7', 'date-time': ['2021-05-07T12:00:00+02:00'], 'date-time.original': ['Friday']}}]</text:p>
          </table:table-cell>
          <table:table-cell office:value-type="string" calcext:value-type="string">
            <text:p>projects/hotelbot-ofdd/agent/intents/33abfc55-f1cb-4d81-9b2f-c238fbc0c437</text:p>
          </table:table-cell>
          <table:table-cell office:value-type="string" calcext:value-type="string">
            <text:p>ReservationBook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190f87a-2eb7-4472-939c-fe022e27f469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ationBook.ReservationBook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reservation confirmed. For whom can I confirm the reservation?</text:p>
          </table:table-cell>
          <table:table-cell office:value-type="string" calcext:value-type="string">
            <text:p>[{'text': {'text': ['Okay, reservation confirmed. For whom can I confirm the reservation?']}}]</text:p>
          </table:table-cell>
          <table:table-cell office:value-type="string" calcext:value-type="string">
            <text:p>[{'name': 'projects/hotelbot-ofdd/agent/sessions/webdemo-b9701b9a-82ee-b240-790c-4f97f709ab67/contexts/reservationbook-yes-followup', 'lifespanCount': 2}, {'name': 'projects/hotelbot-ofdd/agent/sessions/webdemo-b9701b9a-82ee-b240-790c-4f97f709ab67/contexts/reservationbook-followup', 'lifespanCount': 1, 'parameters': {'number': 7.0, 'number.original': '7', 'date-time': ['2021-05-07T12:00:00+02:00'], 'date-time.original': ['Friday']}}, {'name': 'projects/hotelbot-ofdd/agent/sessions/webdemo-b9701b9a-82ee-b240-790c-4f97f709ab67/contexts/__system_counters__', 'parameters': {'no-input': 0.0, 'no-match': 0.0}}]</text:p>
          </table:table-cell>
          <table:table-cell office:value-type="string" calcext:value-type="string">
            <text:p>projects/hotelbot-ofdd/agent/intents/d38778e0-a348-4922-9aa3-9333d5596544</text:p>
          </table:table-cell>
          <table:table-cell office:value-type="string" calcext:value-type="string">
            <text:p>ReservationBook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e76fbb6-0e9d-41c9-91fe-4cde37f05c0d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ReservationBook.ReservationBook-yes.ReservationBook-yes-cust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ank you. The booking is for Kevin. Your reservation ID is</text:p>
          </table:table-cell>
          <table:table-cell office:value-type="string" calcext:value-type="string">
            <text:p>[{'text': {'text': ['Thank you. The booking is for Kevin. Your reservation ID is']}}]</text:p>
          </table:table-cell>
          <table:table-cell office:value-type="string" calcext:value-type="string">
            <text:p>[{'name': 'projects/hotelbot-ofdd/agent/sessions/webdemo-b9701b9a-82ee-b240-790c-4f97f709ab67/contexts/reservationbook-yes-followup', 'lifespanCount': 1, 'parameters': {'person': {'name': 'Kevin'}, 'person.original': 'Kevin'}}, {'name': 'projects/hotelbot-ofdd/agent/sessions/webdemo-b9701b9a-82ee-b240-790c-4f97f709ab67/contexts/reservationbook-followup', 'parameters': {'number': 7.0, 'number.original': '7', 'date-time': ['2021-05-07T12:00:00+02:00'], 'date-time.original': ['Friday'], 'person': {'name': 'Kevin'}, 'person.original': 'Kevin'}}, {'name': 'projects/hotelbot-ofdd/agent/sessions/webdemo-b9701b9a-82ee-b240-790c-4f97f709ab67/contexts/__system_counters__', 'parameters': {'no-input': 0.0, 'no-match': 0.0, 'person': {'name': 'Kevin'}, 'person.original': 'Kevin'}}]</text:p>
          </table:table-cell>
          <table:table-cell office:value-type="string" calcext:value-type="string">
            <text:p>projects/hotelbot-ofdd/agent/intents/f144849a-ba46-48f9-87da-fe49f8e5b88c</text:p>
          </table:table-cell>
          <table:table-cell office:value-type="string" calcext:value-type="string">
            <text:p>ReservationBook - yes - custom</text:p>
          </table:table-cell>
          <table:table-cell office:value-type="string" calcext:value-type="string">
            <text:p>0.93474656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d6a1db8-f45b-43a3-b0d3-2dbe96e4ed46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459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e is your reservation:</text:p>
          </table:table-cell>
          <table:table-cell office:value-type="string" calcext:value-type="string">
            <text:p>[{'text': {'text': ['Here is your reservation:']}}]</text:p>
          </table:table-cell>
          <table:table-cell office:value-type="string" calcext:value-type="string">
            <text:p>[{'name': 'projects/hotelbot-ofdd/agent/sessions/webdemo-b9701b9a-82ee-b240-790c-4f97f709ab67/contexts/__system_counters__', 'parameters': {'no-input': 0.0, 'no-match': 0.0, 'person': '', 'person.original': '', 'number': 459.0, 'number.original': '459'}}, {'name': 'projects/hotelbot-ofdd/agent/sessions/webdemo-b9701b9a-82ee-b240-790c-4f97f709ab67/contexts/reservationbook-yes-followup', 'parameters': {'person': '', 'person.original': '', 'number': 459.0, 'number.original': '459'}}]</text:p>
          </table:table-cell>
          <table:table-cell office:value-type="string" calcext:value-type="string">
            <text:p>projects/hotelbot-ofdd/agent/intents/12ec136b-a008-45a4-8413-6c8ec3af3265</text:p>
          </table:table-cell>
          <table:table-cell office:value-type="string" calcext:value-type="string">
            <text:p>ReservationGe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.isFallback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c40b832-dd94-4b07-8f0e-c6be9d5166f9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I want to delete a reservation</text:p>
          </table:table-cell>
          <table:table-cell office:value-type="string" calcext:value-type="string">
            <text:p>input.unknow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ease, I'm just a hotel reservation system.</text:p>
          </table:table-cell>
          <table:table-cell office:value-type="string" calcext:value-type="string">
            <text:p>[{'text': {'text': ["Please, I'm just a hotel reservation system."]}}]</text:p>
          </table:table-cell>
          <table:table-cell office:value-type="string" calcext:value-type="string">
            <text:p>[{'name': 'projects/hotelbot-ofdd/agent/sessions/webdemo-b9701b9a-82ee-b240-790c-4f97f709ab67/contexts/__system_counters__', 'lifespanCount': 1, 'parameters': {'no-input': 0.0, 'no-match': 1.0}}]</text:p>
          </table:table-cell>
          <table:table-cell office:value-type="string" calcext:value-type="string">
            <text:p>projects/hotelbot-ofdd/agent/intents/b28ef7f6-6abd-4dba-810a-f61385b701be</text:p>
          </table:table-cell>
          <table:table-cell office:value-type="string" calcext:value-type="string">
            <text:p>Default Fallback Int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.isFallback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7914bbb-f2d4-47b7-8a50-df7003ae4bc2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I want to cancel a reservation</text:p>
          </table:table-cell>
          <table:table-cell office:value-type="string" calcext:value-type="string">
            <text:p>input.unknow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ease, I'm just a hotel reservation system.</text:p>
          </table:table-cell>
          <table:table-cell office:value-type="string" calcext:value-type="string">
            <text:p>[{'text': {'text': ["Please, I'm just a hotel reservation system."]}}]</text:p>
          </table:table-cell>
          <table:table-cell office:value-type="string" calcext:value-type="string">
            <text:p>[{'name': 'projects/hotelbot-ofdd/agent/sessions/webdemo-b9701b9a-82ee-b240-790c-4f97f709ab67/contexts/__system_counters__', 'lifespanCount': 1, 'parameters': {'no-input': 0.0, 'no-match': 2.0}}]</text:p>
          </table:table-cell>
          <table:table-cell office:value-type="string" calcext:value-type="string">
            <text:p>projects/hotelbot-ofdd/agent/intents/b28ef7f6-6abd-4dba-810a-f61385b701be</text:p>
          </table:table-cell>
          <table:table-cell office:value-type="string" calcext:value-type="string">
            <text:p>Default Fallback Int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3d71a7b-53f3-4dff-a0ab-4505b4b3c4a0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459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he reservation 459 is now cancelled.</text:p>
          </table:table-cell>
          <table:table-cell office:value-type="string" calcext:value-type="string">
            <text:p>[{'text': {'text': ['The reservation 459 is now cancelled.']}}]</text:p>
          </table:table-cell>
          <table:table-cell office:value-type="string" calcext:value-type="string">
            <text:p>[{'name': 'projects/hotelbot-ofdd/agent/sessions/webdemo-b9701b9a-82ee-b240-790c-4f97f709ab67/contexts/__system_counters__', 'parameters': {'no-input': 0.0, 'no-match': 0.0, 'person': '', 'person.original': '', 'number': 459.0, 'number.original': '459'}}]</text:p>
          </table:table-cell>
          <table:table-cell office:value-type="string" calcext:value-type="string">
            <text:p>projects/hotelbot-ofdd/agent/intents/33e47930-fd28-4b65-b69a-341489f49171</text:p>
          </table:table-cell>
          <table:table-cell office:value-type="string" calcext:value-type="string">
            <text:p>ReservationCance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2860381-8abb-41c3-87d8-02cb94b54736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323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e is your reservation:</text:p>
          </table:table-cell>
          <table:table-cell office:value-type="string" calcext:value-type="string">
            <text:p>[{'text': {'text': ['Here is your reservation:']}}]</text:p>
          </table:table-cell>
          <table:table-cell office:value-type="string" calcext:value-type="string">
            <text:p>[{'name': 'projects/hotelbot-ofdd/agent/sessions/webdemo-b9701b9a-82ee-b240-790c-4f97f709ab67/contexts/__system_counters__', 'parameters': {'no-input': 0.0, 'no-match': 0.0, 'person': '', 'person.original': '', 'number': 323.0, 'number.original': '323'}}]</text:p>
          </table:table-cell>
          <table:table-cell office:value-type="string" calcext:value-type="string">
            <text:p>projects/hotelbot-ofdd/agent/intents/12ec136b-a008-45a4-8413-6c8ec3af3265</text:p>
          </table:table-cell>
          <table:table-cell office:value-type="string" calcext:value-type="string">
            <text:p>ReservationGe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97c6d30-0774-440e-bd8b-e92f1dac1612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table:number-columns-repeated="2" office:value-type="string" calcext:value-type="string">
            <text:p>Kev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hall I erase all the booking data of Kevin?</text:p>
          </table:table-cell>
          <table:table-cell office:value-type="string" calcext:value-type="string">
            <text:p>[{'text': {'text': ['Shall I erase all the booking data of Kevin?']}}]</text:p>
          </table:table-cell>
          <table:table-cell office:value-type="string" calcext:value-type="string">
            <text:p>[{'name': 'projects/hotelbot-ofdd/agent/sessions/webdemo-b9701b9a-82ee-b240-790c-4f97f709ab67/contexts/customerdelete-followup', 'lifespanCount': 2, 'parameters': {'person': {'name': 'Kevin'}, 'person.original': 'Kevin'}}, {'name': 'projects/hotelbot-ofdd/agent/sessions/webdemo-b9701b9a-82ee-b240-790c-4f97f709ab67/contexts/__system_counters__', 'parameters': {'no-input': 0.0, 'no-match': 0.0, 'person': {'name': 'Kevin'}, 'person.original': 'Kevin'}}]</text:p>
          </table:table-cell>
          <table:table-cell office:value-type="string" calcext:value-type="string">
            <text:p>projects/hotelbot-ofdd/agent/intents/50cd20c0-c7b2-4ff4-8fe3-c929fcd5227f</text:p>
          </table:table-cell>
          <table:table-cell office:value-type="string" calcext:value-type="string">
            <text:p>CustomerDele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b07687b-a67a-4e02-b7ff-6b6c2ad0ffb4-eff3b2e4</text:p>
          </table:table-cell>
          <table:table-cell office:value-type="string" calcext:value-type="string">
            <text:p>projects/hotelbot-ofdd/agent/sessions/webdemo-b9701b9a-82ee-b240-790c-4f97f709ab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stomerDelete.CustomerDelete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deleted everything about this person.</text:p>
          </table:table-cell>
          <table:table-cell office:value-type="string" calcext:value-type="string">
            <text:p>[{'text': {'text': ['Okay, deleted everything about this person.']}}]</text:p>
          </table:table-cell>
          <table:table-cell office:value-type="string" calcext:value-type="string">
            <text:p>[{'name': 'projects/hotelbot-ofdd/agent/sessions/webdemo-b9701b9a-82ee-b240-790c-4f97f709ab67/contexts/customerdelete-followup', 'lifespanCount': 1, 'parameters': {'person': {'name': 'Kevin'}, 'person.original': 'Kevin'}}, {'name': 'projects/hotelbot-ofdd/agent/sessions/webdemo-b9701b9a-82ee-b240-790c-4f97f709ab67/contexts/__system_counters__', 'parameters': {'no-input': 0.0, 'no-match': 0.0}}]</text:p>
          </table:table-cell>
          <table:table-cell office:value-type="string" calcext:value-type="string">
            <text:p>projects/hotelbot-ofdd/agent/intents/9cfd4b9c-cd28-4bd1-b125-66e51a575bf7</text:p>
          </table:table-cell>
          <table:table-cell office:value-type="string" calcext:value-type="string">
            <text:p>CustomerDelete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 table:number-rows-repeated="10485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 style:data-style-name="N2" text:time-value="23:30:51.9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evin Ostheimer</meta:initial-creator>
    <meta:creation-date>2021-05-01T11:14:06.268000000</meta:creation-date>
    <dc:date>2021-05-01T23:31:51.763000000</dc:date>
    <dc:creator>Kevin Ostheimer</dc:creator>
    <meta:editing-duration>PT1H40M13S</meta:editing-duration>
    <meta:editing-cycles>4</meta:editing-cycles>
    <meta:generator>LibreOffice/7.1.2.2$Windows_X86_64 LibreOffice_project/8a45595d069ef5570103caea1b71cc9d82b2aae4</meta:generator>
    <meta:document-statistic meta:table-count="1" meta:cell-count="579" meta:object-count="0"/>
  </office:meta>
</office:document-meta>
</file>